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9.297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7.13cm"/>
    </style:style>
    <style:style style:name="Tabella1.C" style:family="table-column">
      <style:table-column-properties style:column-width="4.295cm"/>
    </style:style>
    <style:style style:name="Tabella1.D" style:family="table-column">
      <style:table-column-properties style:column-width="1.462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6" style:family="table-cell">
      <style:table-cell-properties fo:padding="0.097cm" fo:border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8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0">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5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2">NUMERO:</text:p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3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9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6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7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7"><draw:frame draw:style-name="fr2" draw:name="image: barcode(l.product_id.ean13, 'ean13')" text:anchor-type="as-char" svg:width="4.016cm" style:rel-width="100%" svg:height="2.556cm" style:rel-height="90%" draw:z-index="0"><draw:text-box><text:p text:style-name="P9"/></draw:text-box></draw:frame></text:p>
          </table:table-cell>
          <table:table-cell table:style-name="Tabella1.D6" office:value-type="string">
            <text:p text:style-name="P28"><text:s/><text:placeholder text:placeholder-type="text">&lt;l.product_uom.name&gt;</text:placeholder></text:p>
          </table:table-cell>
          <table:table-cell table:style-name="Tabella1.E6" office:value-type="string">
            <text:p text:style-name="P4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40"/>
          </table:table-cell>
        </table:table-row>
        <table:table-row table:style-name="Tabella1.7">
          <table:table-cell table:style-name="Tabella1.A7" table:number-columns-spanned="6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9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6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04T11:39:22.991877477</dc:date>
    <meta:editing-duration>P7DT3H34M19S</meta:editing-duration>
    <meta:editing-cycles>960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